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Arial" fo:font-weight="bold" style:font-weight-asian="bold" fo:language="es" fo:country="UY"/>
    </style:style>
    <style:style style:name="T3" style:parent-style-name="Fuentedepárrafopredeter." style:family="text">
      <style:text-properties style:font-name="Arial" fo:language="es" fo:country="UY"/>
    </style:style>
    <style:style style:name="T4" style:parent-style-name="Fuentedepárrafopredeter." style:family="text">
      <style:text-properties style:font-name="Arial" fo:font-weight="bold" style:font-weight-asian="bold" style:font-weight-complex="bold" fo:language="es" fo:country="UY"/>
    </style:style>
    <style:style style:name="T5" style:parent-style-name="Fuentedepárrafopredeter." style:family="text">
      <style:text-properties style:font-name="Arial" fo:font-weight="bold" style:font-weight-asian="bold" fo:language="es" fo:country="UY"/>
    </style:style>
    <style:style style:name="T6" style:parent-style-name="Fuentedepárrafopredeter." style:family="text">
      <style:text-properties style:font-name="Arial" fo:language="es" fo:country="UY"/>
    </style:style>
    <style:style style:name="T7" style:parent-style-name="Fuentedepárrafopredeter." style:family="text">
      <style:text-properties style:font-name="Arial" fo:font-weight="bold" style:font-weight-asian="bold" fo:language="es" fo:country="UY"/>
    </style:style>
    <style:style style:name="T8" style:parent-style-name="Fuentedepárrafopredeter." style:family="text">
      <style:text-properties style:font-name="Arial" fo:language="es" fo:country="UY"/>
    </style:style>
    <style:style style:name="T9" style:parent-style-name="Fuentedepárrafopredeter." style:family="text">
      <style:text-properties style:font-name="Arial" fo:font-weight="bold" style:font-weight-asian="bold" fo:language="es" fo:country="UY"/>
    </style:style>
    <style:style style:name="T10" style:parent-style-name="Fuentedepárrafopredeter." style:family="text">
      <style:text-properties style:font-name="Arial" fo:language="es" fo:country="UY"/>
    </style:style>
    <style:style style:name="T11" style:parent-style-name="Fuentedepárrafopredeter." style:family="text">
      <style:text-properties style:font-name="Arial" fo:font-weight="bold" style:font-weight-asian="bold" fo:language="es" fo:country="UY"/>
    </style:style>
    <style:style style:name="T12" style:parent-style-name="Fuentedepárrafopredeter." style:family="text">
      <style:text-properties style:font-name="Arial" fo:language="es" fo:country="UY"/>
    </style:style>
    <style:style style:name="T13" style:parent-style-name="Fuentedepárrafopredeter." style:family="text">
      <style:text-properties style:font-name="Arial" fo:language="es" fo:country="UY"/>
    </style:style>
    <style:style style:name="T14" style:parent-style-name="Fuentedepárrafopredeter." style:family="text">
      <style:text-properties style:font-name="Arial" fo:font-weight="bold" style:font-weight-asian="bold" fo:language="es" fo:country="UY"/>
    </style:style>
    <style:style style:name="T15" style:parent-style-name="Fuentedepárrafopredeter." style:family="text">
      <style:text-properties style:font-name="Arial" fo:font-weight="bold" style:font-weight-asian="bold"/>
    </style:style>
    <style:style style:name="T16" style:parent-style-name="Fuentedepárrafopredeter." style:family="text">
      <style:text-properties style:font-name="Arial"/>
    </style:style>
    <style:style style:name="T17" style:parent-style-name="Fuentedepárrafopredeter." style:family="text">
      <style:text-properties style:font-name="Arial" fo:font-weight="bold" style:font-weight-asian="bold" fo:language="es" fo:country="UY"/>
    </style:style>
    <style:style style:name="T18" style:parent-style-name="Fuentedepárrafopredeter." style:family="text">
      <style:text-properties style:font-name="Arial" fo:language="es" fo:country="UY"/>
    </style:style>
    <style:style style:name="T19" style:parent-style-name="Fuentedepárrafopredeter." style:family="text">
      <style:text-properties style:font-name="Arial" fo:language="es" fo:country="UY"/>
    </style:style>
    <style:style style:name="P20" style:parent-style-name="Textbody" style:family="paragraph">
      <style:text-properties style:font-name="Arial" fo:font-weight="bold" style:font-weight-asian="bold" fo:language="es" fo:country="UY"/>
    </style:style>
    <style:style style:name="P21" style:parent-style-name="Standard" style:list-style-name="LFO1" style:family="paragraph">
      <style:text-properties style:font-name="Arial"/>
    </style:style>
    <style:style style:name="P22" style:parent-style-name="Standard" style:list-style-name="LFO1" style:family="paragraph"/>
    <style:style style:name="T23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font-name="Arial"/>
    </style:style>
    <style:style style:name="T25" style:parent-style-name="Fuentedepárrafopredeter." style:family="text">
      <style:text-properties style:font-name="Arial"/>
    </style:style>
    <style:style style:name="P26" style:parent-style-name="Standard" style:list-style-name="LFO1" style:family="paragraph"/>
    <style:style style:name="T27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Arial"/>
    </style:style>
    <style:style style:name="P29" style:parent-style-name="Standard" style:list-style-name="LFO1" style:family="paragraph"/>
    <style:style style:name="T30" style:parent-style-name="Fuentedepárrafopredeter." style:family="text">
      <style:text-properties style:font-name="Arial"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style:font-name="Arial"/>
    </style:style>
    <style:style style:name="T32" style:parent-style-name="Fuentedepárrafopredeter." style:family="text">
      <style:text-properties style:font-name="Arial"/>
    </style:style>
    <style:style style:name="P33" style:parent-style-name="Standard" style:list-style-name="LFO1" style:family="paragraph">
      <style:text-properties style:font-name="Arial"/>
    </style:style>
    <style:style style:name="P34" style:parent-style-name="Standard" style:list-style-name="LFO1" style:family="paragraph">
      <style:text-properties style:font-name="Arial"/>
    </style:style>
    <style:style style:name="P35" style:parent-style-name="Standard" style:list-style-name="LFO1" style:family="paragraph">
      <style:text-properties style:font-name="Arial"/>
    </style:style>
    <style:style style:name="P36" style:parent-style-name="Standard" style:list-style-name="LFO1" style:family="paragraph">
      <style:text-properties style:font-name="Arial"/>
    </style:style>
    <style:style style:name="P37" style:parent-style-name="Standard" style:list-style-name="LFO1" style:family="paragraph">
      <style:text-properties style:font-name="Arial"/>
    </style:style>
    <style:style style:name="P38" style:parent-style-name="Standard" style:list-style-name="LFO1" style:family="paragraph">
      <style:text-properties style:font-name="Arial"/>
    </style:style>
    <style:style style:name="P39" style:parent-style-name="Standard" style:list-style-name="LFO1" style:family="paragraph">
      <style:text-properties style:font-name="Arial"/>
    </style:style>
    <style:style style:name="P40" style:parent-style-name="Standard" style:list-style-name="LFO1" style:family="paragraph">
      <style:text-properties style:font-name="Arial"/>
    </style:style>
    <style:style style:name="P41" style:parent-style-name="Standard" style:list-style-name="LFO1" style:family="paragraph">
      <style:text-properties style:font-name="Arial"/>
    </style:style>
  </office:automatic-styles>
  <office:body>
    <office:text text:use-soft-page-breaks="true">
      <text:p text:style-name="P1"><text:span text:style-name="T2">Acta de reunión (</text:span><text:span text:style-name="T3">Urgente</text:span><text:span text:style-name="T4">)</text:span></text:p>
      <text:p text:style-name="Textbody"><text:span text:style-name="T5">Proyecto:<text:s/></text:span><text:span text:style-name="T6">I.S.U.</text:span></text:p>
      <text:p text:style-name="Textbody"><text:span text:style-name="T7">Coordinador del proyecto:<text:s/></text:span><text:span text:style-name="T8">Camila Galván</text:span></text:p>
      <text:p text:style-name="Textbody"><text:span text:style-name="T9">Sub-coordinador del proyecto:<text:s/></text:span><text:span text:style-name="T10">Giuliana Esquibel</text:span></text:p>
      <text:p text:style-name="Textbody"><text:span text:style-name="T11">Integrantes del proyecto:<text:s/></text:span><text:span text:style-name="T12">Ian Cerpa y Sebastián<text:s/></text:span><text:span text:style-name="T13">Estévez</text:span></text:p>
      <text:p text:style-name="Textbody"><text:span text:style-name="T14">Fecha y hora de reunión:</text:span><text:span text:style-name="T15"><text:s/></text:span><text:span text:style-name="T16">9 de julio 2016, 14:20</text:span></text:p>
      <text:p text:style-name="Textbody"><text:span text:style-name="T17">Lugar o medio de reunión:<text:s/></text:span><text:span text:style-name="T18">Aquiles lanza 1119/001</text:span><text:span text:style-name="T19">.</text:span></text:p>
      <text:p text:style-name="P20">Temas tratados:</text:p>
      <text:list text:style-name="LFO1" text:continue-numbering="true">
        <text:list-item>
          <text:p text:style-name="P21">Se<text:s/>planteó<text:s/>el agregar reglas, sanciones y valores para la segunda entrega:</text:p>
          <text:list text:continue-numbering="true">
            <text:list-item>
              <text:p text:style-name="P22"><text:span text:style-name="T23">Sanción:</text:span><text:span text:style-name="T24"><text:s/>A partir de 3 sanciones se suspenderá al integrant</text:span><text:span text:style-name="T25">e, esto quiere decir, que se le retiraran las carpetas y no aportara al grupo hasta que pague toda la deuda generada.</text:span></text:p>
            </text:list-item>
            <text:list-item>
              <text:p text:style-name="P26"><text:span text:style-name="T27">Valores:<text:s/></text:span><text:span text:style-name="T28">se espera honestidad y comunicación entre los integrantes.</text:span></text:p>
            </text:list-item>
            <text:list-item>
              <text:p text:style-name="P29"><text:span text:style-name="T30">Regla:<text:s/></text:span><text:span text:style-name="T31">Cada integrante tiene la obligación que de lunes a sábado info</text:span><text:span text:style-name="T32">rme sobre su progreso aunque sea nulo a través de un medio físico o digital (Whatsapp, Skype, github o Facebook) al grupo de proyecto.</text:span></text:p>
            </text:list-item>
          </text:list>
        </text:list-item>
        <text:list-item>
          <text:p text:style-name="P33">Se<text:s/>habló<text:s/>el miércoles 29 de junio de juntarse el viernes 1 de julio ya que Ian se le noto que estaba atrasado con sus carpetas y el accedió. El jueves 30 junio en la noche Ian dijo que no iba a poder cuando se le planteo horarios.</text:p>
        </text:list-item>
        <text:list-item>
          <text:p text:style-name="P34">También en<text:s/>el<text:s/>acta de dicho miércoles se plateo que el lunes 4 julio se subieran al github las carpetas y no lo subió.</text:p>
        </text:list-item>
        <text:list-item>
          <text:p text:style-name="P35">Se tuvo que hacer de urgencia la carpeta de base de datos con base del DER entregado el domingo a pedido de Giuliana.</text:p>
        </text:list-item>
        <text:list-item>
          <text:p text:style-name="P36">Ian el lunes 4 de julio a las 22:59 <text:s/>planteo que al otro día iba a subir lo que<text:s/>tenía<text:s/>hecho ya que solo le faltaba el M.E.R., también dijo que<text:s/>tenía<text:s/>problemas con la pc y que lo iba a solucionar yendo a lo de la tía. Desde ese entonces no se ha comunicado por el grupo y no subió nada.</text:p>
        </text:list-item>
        <text:list-item>
          <text:p text:style-name="P37">El grupo decidió hacer una reunión de emergencia excluyendo a Ian ya que<text:s/>él<text:s/>no se ha contactado con el grupo y se decidió que hacer con las carpetas.</text:p>
        </text:list-item>
        <text:list-item>
          <text:p text:style-name="P38">Giuliana el día de ayer se<text:s/>encargó<text:s/>de la carpeta de Base de datos.</text:p>
        </text:list-item>
        <text:list-item>
          <text:p text:style-name="P39">La carpeta de formación se hará entre la carpeta de A.D.A. y los únicos “avances” que se vio de Ian el 27 de junio.</text:p>
        </text:list-item>
        <text:list-item>
          <text:p text:style-name="P40">Se le comunico a Ian que subiera al github lo que tuviera (lo subió a Facebook a las 20:29 del mismo día) lo que subió no era la carpeta subió información por separado e incompleto.<text:s/></text:p>
        </text:list-item>
        <text:list-item>
          <text:p text:style-name="P41">Entre la coordinadora y la sub- coordinadora decidieron terminar o avanzar algo de las carpetas de dicho integrante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tarSymbol" style:font-charset="x-symbol" svg:font-family="Star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mi</dc:creator>
    <meta:creation-date>2016-07-09T14:18:00Z</meta:creation-date>
    <dc:date>2016-07-10T20:37:00Z</dc:date>
    <meta:template xlink:href="Normal.dotm" xlink:type="simple"/>
    <meta:editing-cycles>3</meta:editing-cycles>
    <meta:editing-duration>PT360S</meta:editing-duration>
    <meta:document-statistic meta:page-count="1" meta:paragraph-count="4" meta:word-count="340" meta:character-count="2209" meta:row-count="15" meta:non-whitespace-character-count="1873"/>
  </office:meta>
</office:document-meta>
</file>